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e8" officeooo:paragraph-rsid="0019bce8"/>
    </style:style>
    <style:style style:name="P2" style:family="paragraph" style:parent-style-name="Standard">
      <style:text-properties officeooo:rsid="001c56b9" officeooo:paragraph-rsid="001c56b9"/>
    </style:style>
    <style:style style:name="P3" style:family="paragraph" style:parent-style-name="Standard">
      <style:text-properties officeooo:rsid="001c56b9" officeooo:paragraph-rsid="00279a4a"/>
    </style:style>
    <style:style style:name="P4" style:family="paragraph" style:parent-style-name="Standard">
      <style:text-properties style:font-name="sans-serif" fo:font-size="12pt" officeooo:rsid="0019bce8" officeooo:paragraph-rsid="00279a4a"/>
    </style:style>
    <style:style style:name="P5" style:family="paragraph" style:parent-style-name="Standard">
      <style:text-properties style:font-name="sans-serif" fo:font-size="12pt" officeooo:paragraph-rsid="001db62f"/>
    </style:style>
    <style:style style:name="P6" style:family="paragraph" style:parent-style-name="Standard">
      <style:text-properties style:font-name="sans-serif" fo:font-size="12pt" officeooo:rsid="001f7529" officeooo:paragraph-rsid="001f7529"/>
    </style:style>
    <style:style style:name="P7" style:family="paragraph" style:parent-style-name="Standard" style:list-style-name="L1">
      <style:text-properties style:font-name="sans-serif" fo:font-size="12pt" officeooo:rsid="001f7529" officeooo:paragraph-rsid="001f7529"/>
    </style:style>
    <style:style style:name="P8" style:family="paragraph" style:parent-style-name="Standard" style:list-style-name="L1">
      <style:text-properties style:font-name="sans-serif" fo:font-size="12pt" officeooo:rsid="001f7529" officeooo:paragraph-rsid="0024f29e"/>
    </style:style>
    <style:style style:name="P9" style:family="paragraph" style:parent-style-name="Standard" style:list-style-name="L1">
      <style:text-properties style:font-name="sans-serif" fo:font-size="12pt" officeooo:rsid="001f7529" officeooo:paragraph-rsid="00279a4a"/>
    </style:style>
    <style:style style:name="P10" style:family="paragraph" style:parent-style-name="Standard">
      <style:text-properties style:font-name="sans-serif" fo:font-size="12pt" officeooo:rsid="001f7529" officeooo:paragraph-rsid="00255d39"/>
    </style:style>
    <style:style style:name="P11" style:family="paragraph" style:parent-style-name="Standard">
      <style:text-properties style:font-name="sans-serif" fo:font-size="12pt" officeooo:rsid="001f7529" officeooo:paragraph-rsid="00279a4a"/>
    </style:style>
    <style:style style:name="P12" style:family="paragraph" style:parent-style-name="Standard">
      <style:text-properties style:font-name="sans-serif" fo:font-size="12pt" officeooo:paragraph-rsid="0024f29e"/>
    </style:style>
    <style:style style:name="P13" style:family="paragraph" style:parent-style-name="Standard">
      <style:text-properties style:font-name="sans-serif" fo:font-size="12pt" officeooo:paragraph-rsid="00255d39"/>
    </style:style>
    <style:style style:name="P14" style:family="paragraph" style:parent-style-name="Standard" style:list-style-name="L1">
      <style:text-properties style:font-name="sans-serif" fo:font-size="12pt" officeooo:rsid="0025ba8e" officeooo:paragraph-rsid="0025ba8e"/>
    </style:style>
    <style:style style:name="P15" style:family="paragraph" style:parent-style-name="Standard">
      <style:text-properties style:font-name="sans-serif" fo:font-size="12pt" officeooo:paragraph-rsid="00279a4a"/>
    </style:style>
    <style:style style:name="P16" style:family="paragraph" style:parent-style-name="Standard">
      <style:text-properties style:font-name="sans-serif" fo:font-size="12pt" officeooo:rsid="00279a4a" officeooo:paragraph-rsid="00279a4a"/>
    </style:style>
    <style:style style:name="P17" style:family="paragraph" style:parent-style-name="Standard">
      <style:text-properties style:font-name="sans-serif" fo:font-size="12pt" officeooo:paragraph-rsid="00294dac"/>
    </style:style>
    <style:style style:name="P18" style:family="paragraph" style:parent-style-name="Standard" style:list-style-name="L1">
      <style:text-properties officeooo:paragraph-rsid="001f7529"/>
    </style:style>
    <style:style style:name="P19" style:family="paragraph" style:parent-style-name="Standard" style:list-style-name="L1">
      <style:text-properties officeooo:paragraph-rsid="0024f29e"/>
    </style:style>
    <style:style style:name="P20" style:family="paragraph" style:parent-style-name="Standard" style:list-style-name="L1">
      <style:text-properties officeooo:paragraph-rsid="00279a4a"/>
    </style:style>
    <style:style style:name="P21" style:family="paragraph" style:parent-style-name="Standard">
      <style:text-properties officeooo:rsid="00220798" officeooo:paragraph-rsid="00220798"/>
    </style:style>
    <style:style style:name="P22" style:family="paragraph" style:parent-style-name="Standard">
      <style:text-properties officeooo:rsid="00220798" officeooo:paragraph-rsid="00279a4a"/>
    </style:style>
    <style:style style:name="P23" style:family="paragraph" style:parent-style-name="Standard">
      <style:text-properties officeooo:rsid="00279a4a" officeooo:paragraph-rsid="00279a4a"/>
    </style:style>
    <style:style style:name="T1" style:family="text">
      <style:text-properties officeooo:rsid="0019bce8"/>
    </style:style>
    <style:style style:name="T2" style:family="text">
      <style:text-properties officeooo:rsid="001db62f"/>
    </style:style>
    <style:style style:name="T3" style:family="text">
      <style:text-properties officeooo:rsid="001f7529"/>
    </style:style>
    <style:style style:name="T4" style:family="text">
      <style:text-properties style:font-name="sans-serif" fo:font-size="12pt" officeooo:rsid="001f7529"/>
    </style:style>
    <style:style style:name="T5" style:family="text">
      <style:text-properties officeooo:rsid="0023789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9bce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55d39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56c25" style:font-size-asian="14pt" style:font-weight-asian="bold" style:font-size-complex="14pt" style:font-weight-complex="bold"/>
    </style:style>
    <style:style style:name="T11" style:family="text">
      <style:text-properties fo:font-size="14pt" fo:font-weight="normal" officeooo:rsid="00255d39" style:font-size-asian="12pt" style:font-weight-asian="normal" style:font-size-complex="12pt" style:font-weight-complex="normal"/>
    </style:style>
    <style:style style:name="T12" style:family="text">
      <style:text-properties fo:font-size="14pt" fo:font-weight="normal" officeooo:rsid="00256c25" style:font-size-asian="12pt" style:font-weight-asian="normal" style:font-size-complex="12pt" style:font-weight-complex="normal"/>
    </style:style>
    <style:style style:name="T13" style:family="text">
      <style:text-properties fo:font-size="15pt" officeooo:rsid="001f7529" style:font-size-asian="15pt" style:font-size-complex="15pt"/>
    </style:style>
    <style:style style:name="T14" style:family="text">
      <style:text-properties fo:font-size="15pt" fo:font-weight="bold" officeooo:rsid="001f7529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279a4a" style:font-size-asian="15pt" style:font-weight-asian="bold" style:font-size-complex="15pt" style:font-weight-complex="bold"/>
    </style:style>
    <style:style style:name="T16" style:family="text">
      <style:text-properties officeooo:rsid="00279a4a"/>
    </style:style>
    <style:style style:name="T17" style:family="text">
      <style:text-properties officeooo:rsid="00294d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8"/></text:p>
      <text:p text:style-name="P12"><text:span text:style-name="T8"/></text:p>
      <text:p text:style-name="P13"><text:span text:style-name="T8">1. </text:span><text:bookmark-start text:name="__DdeLink__24_1221127225"/><text:span text:style-name="T8">Requête</text:span><text:bookmark-end text:name="__DdeLink__24_1221127225"/><text:span text:style-name="T8"> </text:span><text:span text:style-name="T10">POST</text:span><text:span text:style-name="T9"> </text:span><text:span text:style-name="T7">:</text:span></text:p>
      <text:p text:style-name="P13"><text:span text:style-name="T7"><text:s/></text:span><text:span text:style-name="T11">POST</text:span><text:span text:style-name="T7"> </text:span><text:s/>/<text:span text:style-name="T2">command/&lt;CommandCategory&gt; </text:span><text:s/><text:span text:style-name="T1">Schéma de donnée 1</text:span></text:p>
      <text:p text:style-name="P10"><text:tab/></text:p>
      <text:p text:style-name="P10"><text:tab/><text:span text:style-name="T6">Reponse</text:span> : </text:p>
      <text:list xml:id="list8269884046112324324" text:style-name="L1">
        <text:list-item>
          <text:p text:style-name="P19"><text:span text:style-name="T4">cas non initialisé/pas de server</text:span></text:p>
          <text:p text:style-name="P8">Status 404 (not found)</text:p>
          <text:p text:style-name="P8"/>
        </text:list-item>
        <text:list-item>
          <text:p text:style-name="P19"><text:span text:style-name="T4">Cas normal</text:span></text:p>
        </text:list-item>
      </text:list>
      <text:p text:style-name="P12"><text:tab/>(a) Status 200 (=OK)</text:p>
      <text:p text:style-name="P15"><text:tab/><text:span text:style-name="T3">(b) Pas de donnée.</text:span></text:p>
      <text:p text:style-name="P4"/>
      <text:p text:style-name="P16"><text:span text:style-name="T11">POST </text:span>/acquit/&lt;user&gt; <text:s text:c="2"/>Pas de donnée /*prit toute les commandes <text:span text:style-name="T17">pour le tour en cours */</text:span></text:p>
      <text:p text:style-name="P16"/>
      <text:p text:style-name="P11"><text:span text:style-name="T6"><text:tab/>Reponse</text:span> : </text:p>
      <text:list xml:id="list171133839178599" text:continue-numbering="true" text:style-name="L1">
        <text:list-item>
          <text:p text:style-name="P20"><text:span text:style-name="T4">cas non initialisé/pas de server</text:span></text:p>
          <text:p text:style-name="P9">Status 404 (not found)</text:p>
          <text:p text:style-name="P9"/>
        </text:list-item>
        <text:list-item>
          <text:p text:style-name="P20"><text:span text:style-name="T4">Cas normal</text:span></text:p>
        </text:list-item>
      </text:list>
      <text:p text:style-name="P15"><text:tab/>(a) Status 200 (=OK)</text:p>
      <text:p text:style-name="P16"><text:tab/><text:span text:style-name="T3">(b) Pas de donnée.</text:span></text:p>
      <text:p text:style-name="P12"/>
      <text:p text:style-name="P13"><text:span text:style-name="T8">2. Requête </text:span><text:span text:style-name="T10">GET</text:span><text:span text:style-name="T8">:</text:span></text:p>
      <text:p text:style-name="P17"><text:span text:style-name="T8"><text:s/></text:span><text:span text:style-name="T12">GET</text:span><text:span text:style-name="T1"> /command/ <text:s text:c="4"/>Schéma de donnée 2</text:span></text:p>
      <text:p text:style-name="P5"/>
      <text:p text:style-name="P5"/>
      <text:p text:style-name="P6"><text:tab/><text:span text:style-name="T6">Reponse</text:span> : </text:p>
      <text:list xml:id="list171133105850962" text:continue-numbering="true" text:style-name="L1">
        <text:list-item>
          <text:p text:style-name="P14">cas où la commande n’existe pas</text:p>
          <text:p text:style-name="P14">Status <text:span text:style-name="T3">404 (not found)</text:span></text:p>
          <text:p text:style-name="P7"/>
        </text:list-item>
        <text:list-item>
          <text:p text:style-name="P18"><text:span text:style-name="T4">Cas normal</text:span></text:p>
        </text:list-item>
      </text:list>
      <text:p text:style-name="P5"><text:tab/>(a) Status 200 (=OK)</text:p>
      <text:p text:style-name="P15"><text:tab/><text:span text:style-name="T3">(b) Schéma de donnée 1</text:span></text:p>
      <text:p text:style-name="P1"/>
      <text:p text:style-name="P23"/>
      <text:p text:style-name="P4"><text:span text:style-name="T3"><text:s/></text:span><text:span text:style-name="T14">Schéma de donnée </text:span><text:span text:style-name="T15">2</text:span></text:p>
      <text:p text:style-name="P22"><text:bookmark-start text:name="__DdeLink__21_12211272251"/>{<text:bookmark-end text:name="__DdeLink__21_12211272251"/></text:p>
      <text:p text:style-name="P3"><text:tab/>"type": "object",</text:p>
      <text:p text:style-name="P3"><text:tab/>"properties": {</text:p>
      <text:p text:style-name="P3"><text:tab/><text:tab/>"<text:span text:style-name="T16">user</text:span>": {</text:p>
      <text:p text:style-name="P3"><text:tab/><text:tab/><text:tab/>"description": "The <text:span text:style-name="T16">user</text:span> sending this command",</text:p>
      <text:p text:style-name="P3"><text:tab/><text:tab/><text:tab/>"type": "integer",</text:p>
      <text:p text:style-name="P3"><text:tab/><text:tab/><text:tab/>"minimum": 0,</text:p>
      <text:p text:style-name="P3"><text:tab/><text:tab/><text:tab/>"default": 0</text:p>
      <text:p text:style-name="P3">},</text:p>
      <text:p text:style-name="P3"><text:tab/><text:tab/>"CommandCategory": {</text:p>
      <text:p text:style-name="P3"><text:tab/><text:tab/><text:tab/>"description": "The category of the command <text:span text:style-name="T17">wanted</text:span>",</text:p>
      <text:p text:style-name="P3"><text:soft-page-break/><text:tab/><text:tab/><text:tab/>"type": "integer",</text:p>
      <text:p text:style-name="P3"><text:tab/><text:tab/><text:tab/>"minimum": <text:span text:style-name="T5">10</text:span>0,</text:p>
      <text:p text:style-name="P3"><text:tab/><text:tab/><text:tab/>"default": <text:span text:style-name="T5">15</text:span>0</text:p>
      <text:p text:style-name="P3"><text:tab/><text:tab/>},</text:p>
      <text:p text:style-name="P23">}</text:p>
      <text:p text:style-name="P23"/>
      <text:p text:style-name="P23"/>
      <text:p text:style-name="P23"/>
      <text:p text:style-name="P23"/>
      <text:p text:style-name="P1"/>
      <text:p text:style-name="P4"><text:span text:style-name="T3"><text:s/></text:span><text:span text:style-name="T14">Schéma de donnée 1</text:span></text:p>
      <text:p text:style-name="P1"/>
      <text:p text:style-name="P21"><text:bookmark-start text:name="__DdeLink__21_1221127225"/>{<text:bookmark-end text:name="__DdeLink__21_1221127225"/><text:bookmark-start text:name="__DdeLink__28_1221127225"/></text:p>
      <text:p text:style-name="P2"><text:tab/>"type": "object",</text:p>
      <text:p text:style-name="P2"><text:tab/>"properties": {</text:p>
      <text:p text:style-name="P2"><text:tab/><text:tab/>"characterSender": {</text:p>
      <text:p text:style-name="P2"><text:tab/><text:tab/><text:tab/>"description": "The character sending this command",</text:p>
      <text:p text:style-name="P2"><text:tab/><text:tab/><text:tab/>"type": "integer",</text:p>
      <text:p text:style-name="P2"><text:tab/><text:tab/><text:tab/>"minimum": 0,</text:p>
      <text:p text:style-name="P2"><text:tab/><text:tab/><text:tab/>"default": 0</text:p>
      <text:p text:style-name="P2"><text:tab/><text:tab/>},</text:p>
      <text:p text:style-name="P2"><text:tab/><text:tab/>"CommandCategory": {</text:p>
      <text:p text:style-name="P2"><text:tab/><text:tab/><text:tab/>"description": "The category of the command",</text:p>
      <text:p text:style-name="P2"><text:tab/><text:tab/><text:tab/>"type": "integer",</text:p>
      <text:p text:style-name="P2"><text:tab/><text:tab/><text:tab/>"minimum": <text:span text:style-name="T5">10</text:span>0,</text:p>
      <text:p text:style-name="P2"><text:tab/><text:tab/><text:tab/>"default": <text:span text:style-name="T5">15</text:span>0</text:p>
      <text:p text:style-name="P2"><text:tab/><text:tab/>},</text:p>
      <text:p text:style-name="P2"><text:tab/><text:tab/>"PowerShot": {</text:p>
      <text:p text:style-name="P2"><text:tab/><text:tab/><text:tab/>"description": "Power of the shot",</text:p>
      <text:p text:style-name="P2"><text:tab/><text:tab/><text:tab/>"type": "integer",</text:p>
      <text:p text:style-name="P2"><text:tab/><text:tab/><text:tab/>"minimum": 0,</text:p>
      <text:p text:style-name="P2"><text:tab/><text:tab/><text:tab/>"default": 10</text:p>
      <text:p text:style-name="P2"><text:tab/><text:tab/>},</text:p>
      <text:p text:style-name="P2"><text:tab/><text:tab/>"Ymove": {</text:p>
      <text:p text:style-name="P2"><text:tab/><text:tab/><text:tab/>"description": "Ymove for command move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2"><text:tab/><text:tab/>"Xmove": {</text:p>
      <text:p text:style-name="P2"><text:tab/><text:tab/><text:tab/>"description": "Xmove for command move",</text:p>
      <text:p text:style-name="P2"><text:tab/><text:tab/><text:tab/>"type": "integer",</text:p>
      <text:p text:style-name="P2"><text:tab/><text:tab/><text:tab/>"default": 0</text:p>
      <text:p text:style-name="P2"><text:tab/><text:tab/>},</text:p>
      <text:p text:style-name="P2"><text:tab/><text:tab/>"Direction": {</text:p>
      <text:p text:style-name="P2"><text:tab/><text:tab/><text:tab/>"description": "Direction for command direction",</text:p>
      <text:p text:style-name="P2"><text:tab/><text:tab/><text:tab/>"type": "integer",</text:p>
      <text:p text:style-name="P2"><text:tab/><text:tab/><text:tab/>"default": 0</text:p>
      <text:p text:style-name="P2"><text:tab/><text:tab/>}</text:p>
      <text:p text:style-name="P2"><text:tab/>},</text:p>
      <text:p text:style-name="P2"><text:tab/>"required": ["characterSender", "CommandCategory"],</text:p>
      <text:p text:style-name="P2"><text:tab/>"dependencies": {</text:p>
      <text:p text:style-name="P2"><text:tab/><text:tab/>"power": {</text:p>
      <text:p text:style-name="P2"><text:soft-page-break/><text:tab/><text:tab/> <text:s/>"properties": {</text:p>
      <text:p text:style-name="P2"><text:tab/><text:tab/> <text:s/><text:tab/><text:tab/>"CommandCategory": {"integer": 500}</text:p>
      <text:p text:style-name="P2"><text:tab/><text:tab/><text:tab/>}</text:p>
      <text:p text:style-name="P2"><text:tab/><text:tab/>},</text:p>
      <text:p text:style-name="P2"><text:tab/><text:tab/>"Xmove": {</text:p>
      <text:p text:style-name="P2"><text:tab/><text:tab/><text:tab/>"properties": {</text:p>
      <text:p text:style-name="P2"><text:tab/><text:tab/><text:tab/><text:tab/>"CommandCategory": {"integer": 300}</text:p>
      <text:p text:style-name="P2"><text:tab/><text:tab/><text:tab/>}</text:p>
      <text:p text:style-name="P2"><text:tab/><text:tab/>},</text:p>
      <text:p text:style-name="P2"><text:tab/><text:tab/>"Ymove": {</text:p>
      <text:p text:style-name="P2"><text:tab/><text:tab/><text:tab/>"properties": {</text:p>
      <text:p text:style-name="P2"><text:tab/><text:tab/><text:tab/><text:tab/>"CommandCategory": {"integer": 300}</text:p>
      <text:p text:style-name="P2"><text:tab/><text:tab/><text:tab/>}</text:p>
      <text:p text:style-name="P2"><text:tab/><text:tab/>},</text:p>
      <text:p text:style-name="P2"><text:tab/><text:tab/>"Direction": {</text:p>
      <text:p text:style-name="P2"><text:tab/><text:tab/><text:tab/>"properties": {</text:p>
      <text:p text:style-name="P2"><text:tab/><text:tab/><text:tab/><text:tab/>"CommandCategory": {"integer": 400}</text:p>
      <text:p text:style-name="P2"><text:tab/><text:tab/><text:tab/>}</text:p>
      <text:p text:style-name="P2"><text:s text:c="8"/><text:tab/><text:tab/>}</text:p>
      <text:p text:style-name="P2"><text:tab/>}<text:bookmark-end text:name="__DdeLink__28_1221127225"/></text:p>
      <text:p text:style-name="P2">}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4:15:59.656071117</meta:creation-date>
    <dc:date>2016-12-05T17:11:33.051035940</dc:date>
    <meta:editing-duration>PT21M1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106" meta:word-count="285" meta:character-count="2000" meta:non-whitespace-character-count="1612"/>
  </office:meta>
</office:document-meta>
</file>